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01-La-concepcion-del-espacio-geografico-corrientes-actuales-del-pensamiento-geografico</text:p>
      <text:p text:style-name="Standard">02-Metodologia-del-trabajo-geografico-tecnicas-de-trabajo</text:p>
      <text:p text:style-name="Standard">03-La-diversidad-del-medio-geografico-en-el-planeta-la-interaccion-de-factores-ecogeograficos</text:p>
      <text:p text:style-name="Standard">04-Climas-y-zonas-bioclimaticas-el-tiempo-y-el-clima-como-condicionantes-de-las-actividades-humanas</text:p>
      <text:p text:style-name="Standard">05-La-accion-humana-sobre-el-medio-problematica-actual</text:p>
      <text:p text:style-name="Standard">06-La-poblacion-mundial-modelos-demograficos-y-desigualdades-espaciales</text:p>
      <text:p text:style-name="Standard">07-El-espacio-rural-actividades-agrarias-situacion-y-perspectivas-en-espana-y-en-el-mundo</text:p>
      <text:p text:style-name="Standard">08-El-espacio-y-la-actividad-industrial-materias-primas-y-fuentes-de-energia</text:p>
      <text:p text:style-name="Standard">09-Las-actividades-terciarias-en-las-economias-desarrolladas</text:p>
      <text:p text:style-name="Standard">10-El-proceso-de-urbanizacion-en-el-planeta-repercusiones-ambientales-y-socioeconomicas</text:p>
      <text:p text:style-name="Standard">11-Los-paises-de-la-comunidad-europea-aspectos-fisicos-sociales-y-economicos</text:p>
      <text:p text:style-name="Standard">12-China-sociedad-y-economia</text:p>
      <text:p text:style-name="Standard">13-Japon-y-el-area-del-pacifico-desarrollo-industrial-y-comercial</text:p>
      <text:p text:style-name="Standard">14-Africa-territorio-y-sociedades-africa-mediterranea-y-africa-subsahariana-contrastes-fisicos-socioeconomicos-y-culturales</text:p>
      <text:p text:style-name="Standard">15-Canada-y-eeuu-aspectos-fisicos-y-humanos</text:p>
      <text:p text:style-name="Standard">16-Los-paises-iberoamericanos-problematica-economica-y-social</text:p>
      <text:p text:style-name="Standard">17-La-peninsula-iberica-relieve-clima-y-vegetacion-diversidad-regional-de-la-espana-peninsular-e-insular</text:p>
      <text:p text:style-name="Standard">18-La-actual-ordenacion-territorial-del-estado-espanol-raices-historicas</text:p>
      <text:p text:style-name="Standard">19-La-poblacion-espanola-comportamiento-demografico-fenomenos-migratorios</text:p>
      <text:p text:style-name="Standard">20-El-conocimiento-historico-tiempo-historico-y-categorias-temporales-el-historiador-y-las-fuentes-explicacion-y-comprension-en-la-historia</text:p>
      <text:p text:style-name="Standard">21-Grandes-lineas-de-investigacion-historica-en-los-siglos-xix-y-xx</text:p>
      <text:p text:style-name="Standard">22-Proceso-de-hominizacion-y-cultura-material-la-aportacion-de-la-antropologia-historica</text:p>
      <text:p text:style-name="Standard">23-Del-neolitico-a-las-sociedades-urbanas-del-proximo-oriente-fuentes-arqueologicas</text:p>
      <text:p text:style-name="Standard">24-La-peninsula-iberica-hasta-la-dominacion-romana</text:p>
      <text:p text:style-name="Standard">25-La-civilizacion-grecolatina</text:p>
      <text:p text:style-name="Standard">26-Origenes-y-desarrollo-del-feudalismo-la-economia-senorial-debate-historiografico</text:p>
      <text:p text:style-name="Standard">27-Nacimiento-y-expansion-del-islam</text:p>
      <text:p text:style-name="Standard">28-Al-andalus-politica-sociedad-y-cultura</text:p>
      <text:p text:style-name="Standard">29-La-expansion-de-los-reinos-cristianos-en-la-peninsula-iberica</text:p>
      <text:p text:style-name="Standard">30-La-formacion-de-las-monarquias-feudales-en-europa</text:p>
      <text:p text:style-name="Standard">31-Los-reinos-peninsulares-en-los-siglos-xiv-y-xv-conflictos-sociales-diversidad-cultural</text:p>
      <text:p text:style-name="Standard">32-La-cultura-renacentista-los-enfrentamientos-politico-religiosos-del-siglo-xvi</text:p>
      <text:p text:style-name="Standard">33-La-monarquia-hispanica-bajo-los-austrias-aspectos-politicos-economicos-y-culturales</text:p>
      <text:p text:style-name="Standard">34-Conquista-colonizacion-y-administracion-de-la-america-hispanica-en-los-siglos-xvi-al-xviii</text:p>
      <text:p text:style-name="Standard">35-El-pensamiento-politico-moderno-del-humanismo-a-la-ilustracion</text:p>
      <text:p text:style-name="Standard">36-Crecimiento-economico-estructuras-y-mentalidades-sociales-en-europa-del-siglo-xviii-las-transformaciones-politicas-en-espana-del-siglo-xviii</text:p>
      <text:p text:style-name="Standard">37-El-debate-historiografico-sobre-la-revolucion-francesa-el-origen-de-los-estados-modernos</text:p>
      <text:p text:style-name="Standard">38-Revolucion-industrial-e-industrializacion</text:p>
      <text:p text:style-name="Standard">39-La-construccion-del-estado-liberal-y-primeros-intentos-democratizadores-en-espana-del-siglo-xix</text:p>
      <text:p text:style-name="Standard">40-Transformaciones-agrarias-y-proceso-de-industrializacion-en-espana-del-siglo-xix</text:p>
      <text:p text:style-name="Standard">41-Nacionalismo-y-liberalismo-en-europa-del-siglo-xix</text:p>
      <text:p text:style-name="Standard">42-Imperialismo-y-expansion-colonial-los-conflictos-internacionales-antes-de-1914</text:p>
      <text:p text:style-name="Standard">43-Pensamiento-politico-y-economico-en-el-siglo-xix</text:p>
      <text:p text:style-name="Standard">44-El-proceso-de-independencia-de-america-latina</text:p>
      <text:p text:style-name="Standard">45-Las-transformaciones-del-extremo-oriente-desde-1886-a-1949</text:p>
      <text:p text:style-name="Standard">46-Los-estados-balcanicos-en-el-siglo-xx</text:p>
      <text:p text:style-name="Standard"><text:soft-page-break/>47-La-primera-guerra-mundial-y-las-relaciones-internacionales-en-el-periodo-de-entreguerras-la-crisis-de-1929</text:p>
      <text:p text:style-name="Standard">48-Fascismo-y-neofascismo-caracteres-y-circunstancias-en-que-se-desarrollan</text:p>
      <text:p text:style-name="Standard">49-Espana-la-ii-republica-y-la-guerra-civil</text:p>
      <text:p text:style-name="Standard">50-Las-revoluciones-rusas-creacion-desarrollo-y-crisis-de-la-urss-repercusiones-internacionales</text:p>
      <text:p text:style-name="Standard">51-Repercusiones-de-la-segunda-guerra-mundial-las-relaciones-internacionales-despues-de-1945-la-politica-de-bloques-la-onu</text:p>
      <text:p text:style-name="Standard">52-La-descolonizacion-de-asia-y-africa-los-problemas-del-tercer-mundo</text:p>
      <text:p text:style-name="Standard">53-La-dictadura-franquista-regimen-politico-evolucion-social-y-economica</text:p>
      <text:p text:style-name="Standard">54-La-construccion-de-la-comunidad-europea</text:p>
      <text:p text:style-name="Standard">55-Teoria-y-funcion-del-arte-analisis-e-interpretacion-de-la-obra-de-arte</text:p>
      <text:p text:style-name="Standard">56-El-arte-clasico-grecia-y-roma</text:p>
      <text:p text:style-name="Standard">57-El-arte-romanico</text:p>
      <text:p text:style-name="Standard">58-El-arte-islamico</text:p>
      <text:p text:style-name="Standard">59-El-arte-gotico</text:p>
      <text:p text:style-name="Standard">60-El-arte-del-renacimiento-italiano-y-su-influencia</text:p>
      <text:p text:style-name="Standard">61-El-arte-barroco</text:p>
      <text:p text:style-name="Standard">62-Velazquez-y-goya-en-su-contexto-artistico</text:p>
      <text:p text:style-name="Standard">63-Las-artes-plasticas-del-impresionismo-a-la-abstraccion</text:p>
      <text:p text:style-name="Standard">64-La-arquitectura-en-los-siglos-xix-y-xx-el-modernismo</text:p>
      <text:p text:style-name="Standard">65-Picasso-dali-y-miro-en-su-contexto-artistico</text:p>
      <text:p text:style-name="Standard">66-Interdependencias-y-desequilibrios-en-el-mundo-actual-desarrollo-y-subdesarrollo-desarrollo-sostenible</text:p>
      <text:p text:style-name="Standard">67-Analisis-de-la-constitucion-espanola-de-1978</text:p>
      <text:p text:style-name="Standard">68-Organizacion-economica-y-mundo-del-trabajo-la-inflacion-el-desempleo-y-la-politica-monetaria</text:p>
      <text:p text:style-name="Standard">69-Regimenes-politicos-y-sus-conflictos-internos-en-el-mundo-actual-principales-focos-de-tension-en-las-relaciones-internacionales</text:p>
      <text:p text:style-name="Standard">70-Medios-de-comunicacion-y-sociedad-de-masas</text:p>
      <text:p text:style-name="Standard">71-Revolucion-cientifico-tecnica-en-el-siglo-xx-implicaciones-en-la-sociedad</text:p>
      <text:p text:style-name="Standard">72-Cambio-social-y-movimientos-alternativos-feminismo-pacifismo-y-ecologism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11T18:14:51.050000000</meta:creation-date>
    <dc:date>2025-08-11T18:15:07.935000000</dc:date>
    <meta:editing-duration>PT17S</meta:editing-duration>
    <meta:editing-cycles>1</meta:editing-cycles>
    <meta:document-statistic meta:table-count="0" meta:image-count="0" meta:object-count="0" meta:page-count="2" meta:paragraph-count="72" meta:word-count="72" meta:character-count="4989" meta:non-whitespace-character-count="4989"/>
    <meta:generator>LibreOffice/7.6.6.3$Windows_X86_64 LibreOffice_project/d97b2716a9a4a2ce1391dee1765565ea469b0ae7</meta:generator>
  </office:meta>
</office:document-meta>
</file>